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2cm"/>
    </style:style>
    <style:style style:name="co2" style:family="table-column">
      <style:table-column-properties fo:break-before="auto" style:column-width="4.01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371cm"/>
    </style:style>
    <style:style style:name="co10" style:family="table-column">
      <style:table-column-properties fo:break-before="auto" style:column-width="4.20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8037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819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c9211e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Unnormalisierte Ausgangstabell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ahrradkategorie</text:p>
          </table:table-cell>
          <table:table-cell table:style-name="ce5" office:value-type="string" calcext:value-type="string">
            <text:p>Fahrradbezeichnung</text:p>
          </table:table-cell>
          <table:table-cell table:style-name="ce5" office:value-type="string" calcext:value-type="string">
            <text:p>Testdatum</text:p>
          </table:table-cell>
          <table:table-cell table:style-name="ce5" office:value-type="string" calcext:value-type="string">
            <text:p>Sterne</text:p>
          </table:table-cell>
          <table:table-cell table:style-name="ce5" office:value-type="string" calcext:value-type="string">
            <text:p>Urteil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, Jürg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, Jürgen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, Kar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nf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Default"/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1 Normalfor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9" office:value-type="string" calcext:value-type="string">
            <text:p>Fahrradkategorie</text:p>
          </table:table-cell>
          <table:table-cell table:style-name="ce10" office:value-type="string" calcext:value-type="string">
            <text:p>Fahrradbezeichnung</text:p>
          </table:table-cell>
          <table:table-cell table:style-name="ce5" office:value-type="string" calcext:value-type="string">
            <text:p>Testdatum</text:p>
          </table:table-cell>
          <table:table-cell table:style-name="ce5" office:value-type="string" calcext:value-type="string">
            <text:p>Sterne</text:p>
          </table:table-cell>
          <table:table-cell table:style-name="ce5" office:value-type="string" calcext:value-type="string">
            <text:p>Urteil</text:p>
          </table:table-cell>
        </table:table-row>
        <table:table-row table:style-name="ro2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<text:s/>Jürg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2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<text:s/>Jürgen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2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2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table:style-name="ce8" office:value-type="string" calcext:value-type="string">
            <text:p>Katj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</table:table-row>
        <table:table-row table:style-name="ro2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table:style-name="ce8" office:value-type="string" calcext:value-type="string">
            <text:p>Katj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2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2nf" table:style-name="ta1">
        <office:forms form:automatic-focus="false" form:apply-design-mode="false"/>
        <table:table-column table:style-name="co7" table:default-cell-style-name="ce1"/>
        <table:table-column table:style-name="co7" table:default-cell-style-name="Default"/>
        <table:table-column table:style-name="co3" table:default-cell-style-name="Default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2 Normalfor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Testfahrer (FK)</text:p>
          </table:table-cell>
          <table:table-cell table:style-name="ce9" office:value-type="string" calcext:value-type="string">
            <text:p>Fahrradkategorie (FK)</text:p>
          </table:table-cell>
          <table:table-cell table:style-name="ce5" office:value-type="string" calcext:value-type="string">
            <text:p>Testdatum</text:p>
          </table:table-cell>
          <table:table-cell table:style-name="ce11" office:value-type="string" calcext:value-type="string">
            <text:p>Sterne</text:p>
          </table:table-cell>
          <table:table-cell table:style-name="ce12" office:value-type="string" calcext:value-type="string">
            <text:p>Urteil</text:p>
          </table:table-cell>
          <table:table-cell table:style-name="ce11"/>
        </table:table-row>
        <table:table-row table:style-name="ro2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2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 office:value-type="string" calcext:value-type="string">
            <text:p>super</text:p>
          </table:table-cell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 office:value-type="string" calcext:value-type="string">
            <text:p>super</text:p>
          </table:table-cell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table:style-name="ce6" office:value-type="string" calcext:value-type="string">
            <text:p>gut</text:p>
          </table:table-cell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Ta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2">
          <table:table-cell office:value-type="float" office:value="30378" calcext:value-type="float">
            <text:p>30378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9" office:value-type="string" calcext:value-type="string">
            <text:p>Fahrradkategorie (PK)</text:p>
          </table:table-cell>
          <table:table-cell table:style-name="ce10" office:value-type="string" calcext:value-type="string">
            <text:p>Fahrradbezeichnu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 office:value-type="string" calcext:value-type="string">
            <text:p><text:span text:style-name="T1">Testfahrer </text:span><text:span text:style-name="T2"> (PK)</text:span>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number-columns-repeated="3"/>
        </table:table-row>
        <table:table-row table:style-name="ro2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Jürgen</text:p>
          </table:table-cell>
          <table:table-cell table:number-columns-repeated="3"/>
        </table:table-row>
        <table:table-row table:style-name="ro2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table:number-columns-repeated="3"/>
        </table:table-row>
        <table:table-row table:style-name="ro2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table:number-columns-repeated="3"/>
        </table:table-row>
        <table:table-row table:style-name="ro2" table:number-rows-repeated="1048548">
          <table:table-cell table:number-columns-repeated="6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3nf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number-columns-repeated="2" table:default-cell-style-name="ce1"/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3 Normalfor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Testfahrer (FK)</text:p>
          </table:table-cell>
          <table:table-cell table:style-name="ce9" office:value-type="string" calcext:value-type="string">
            <text:p>Fahrradkategorie (FK)</text:p>
          </table:table-cell>
          <table:table-cell table:style-name="ce5" office:value-type="string" calcext:value-type="string">
            <text:p>Testdatum</text:p>
          </table:table-cell>
          <table:table-cell table:style-name="ce11" office:value-type="string" calcext:value-type="string">
            <text:p>Sterne (FK)</text:p>
          </table:table-cell>
          <table:table-cell table:style-name="ce5"/>
          <table:table-cell table:style-name="ce11"/>
        </table:table-row>
        <table:table-row table:style-name="ro2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2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/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/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table:style-name="ce6"/>
          <table:table-cell/>
        </table:table-row>
        <table:table-row table:style-name="ro2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Ta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2">
          <table:table-cell office:value-type="float" office:value="30378" calcext:value-type="float">
            <text:p>30378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Sterne (PK)</text:p>
          </table:table-cell>
          <table:table-cell table:style-name="ce12" office:value-type="string" calcext:value-type="string">
            <text:p>Urte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9" office:value-type="string" calcext:value-type="string">
            <text:p>Fahrradkategorie (PK)</text:p>
          </table:table-cell>
          <table:table-cell table:style-name="ce10" office:value-type="string" calcext:value-type="string">
            <text:p>Fahrradbezeichnu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 office:value-type="string" calcext:value-type="string">
            <text:p>Testfahrer (PK)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number-columns-repeated="3"/>
        </table:table-row>
        <table:table-row table:style-name="ro2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Jürgen</text:p>
          </table:table-cell>
          <table:table-cell table:number-columns-repeated="3"/>
        </table:table-row>
        <table:table-row table:style-name="ro2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table:number-columns-repeated="3"/>
        </table:table-row>
        <table:table-row table:style-name="ro2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table:number-columns-repeated="3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gmar Langhanki</meta:initial-creator>
    <meta:creation-date>2022-08-03T16:20:18</meta:creation-date>
    <dc:date>2024-02-14T09:03:49.854000000</dc:date>
    <meta:generator>LibreOffice/7.5.5.2$Windows_X86_64 LibreOffice_project/ca8fe7424262805f223b9a2334bc7181abbcbf5e</meta:generator>
    <meta:editing-duration>PT22M7S</meta:editing-duration>
    <meta:editing-cycles>1</meta:editing-cycles>
    <meta:document-statistic meta:table-count="4" meta:cell-count="221" meta:object-count="0"/>
    <meta:user-defined meta:name="AppVersion">16.0300</meta:user-defined>
  </office:meta>
</office:document-meta>
</file>